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_20_1">BeAxa Landing Site &amp; Implementation Plan</text:h>
      <text:h text:outline-level="1" text:style-name="Heading_20_1">A. Condensed Landing Site Mockup (BeAxa.com)</text:h>
      <text:h text:outline-level="2" text:style-name="Heading_20_2">1. Welcome to BeAxa</text:h>
      <text:p text:style-name="Paragraph">Your benevolent moderation agent – cute, fair, and fiercely protective of ethical conversation.</text:p>
      <text:h text:outline-level="2" text:style-name="Heading_20_2">2. Try the Demo</text:h>
      <text:p text:style-name="Paragraph">Test BeAxa in a simulated chat. See what gets tagged — and why.</text:p>
      <text:h text:outline-level="2" text:style-name="Heading_20_2">3. How It Works</text:h>
      <text:p text:style-name="Paragraph">Real-time AI + ethical arbitration = smarter, friendlier discussions.</text:p>
      <text:h text:outline-level="2" text:style-name="Heading_20_2">4. Use BeAxa on Your Site</text:h>
      <text:p text:style-name="Paragraph">Licensable plug-in or API. Moderate your forums, chats, or teams.</text:p>
      <text:h text:outline-level="2" text:style-name="Heading_20_2">5. Join the Beta</text:h>
      <text:p text:style-name="Paragraph">Volunteer, test, or contribute as a dev. Be part of the launch.</text:p>
      <text:h text:outline-level="1" text:style-name="Heading_20_1">B. Software Implementation Plan (For Developers &amp; Partners)</text:h>
      <text:h text:outline-level="2" text:style-name="Heading_20_2">1. Overview</text:h>
      <text:p text:style-name="Paragraph">BeAxa is a real-time AI moderation service.
Flags misinformation, hostility, contradiction, and policy violations.
Initially deployed via demo interface and GroupBuild integration.</text:p>
      <text:h text:outline-level="2" text:style-name="Heading_20_2">2. Architecture Diagram</text:h>
      <text:p text:style-name="Paragraph">(Placeholder: BA_Architecture_Stack_v1.png)
Modular:
1. User input
2. NLP/LLM content analysis
3. Arbitration engine (rules + heuristics)
4. Tag output + moderation dashboard
5. Optional storage or audit</text:p>
      <text:h text:outline-level="2" text:style-name="Heading_20_2">3. Core Tech Stack</text:h>
      <text:p text:style-name="Paragraph">OpenAI or HuggingFace LLMs
Redis or MongoDB for tag storage
Node.js/Python middleware
Optional: WebSocket/live updates + Cloudflare edge deployment</text:p>
      <text:h text:outline-level="2" text:style-name="Heading_20_2">4. Data Model</text:h>
      <text:p text:style-name="Paragraph">Tag Object: type, severity, rule violated, timestamp, confidence
Post Object: text, author pseudonym, context
Session Object: group, policies in use, AnonID list (if relevant)</text:p>
      <text:h text:outline-level="2" text:style-name="Heading_20_2">5. Integration API (Draft v0.1)</text:h>
      <text:p text:style-name="Paragraph">/submit-text – submit message for tagging
/get-tags – pull tags and scores
/policy-upload – upload or select moderation schema
Webhooks supported for real-time apps</text:p>
      <text:h text:outline-level="2" text:style-name="Heading_20_2">6. User Roles &amp; Permissions</text:h>
      <text:p text:style-name="Paragraph">End-user (pseudonymous): sees tags
Moderator: escalates or overrides
Admin: manages moderation schema
BeAxa auditor: system-wide ethics QA</text:p>
      <text:h text:outline-level="2" text:style-name="Heading_20_2">7. Deployment Options</text:h>
      <text:p text:style-name="Paragraph">Hosted SaaS (BeAxa.com) — Free + paid tiers
Self-hosted (Docker image or install script)
GroupBuild plug-in module</text:p>
      <text:h text:outline-level="2" text:style-name="Heading_20_2">8. Moderation Philosophy</text:h>
      <text:p text:style-name="Paragraph">“Benevolent Censorship”: Protect speech, but curb abuse/misinformation
Arbitration engine prevents overflagging via contradiction weighting, user history, and contextual tone</text:p>
      <text:h text:outline-level="2" text:style-name="Heading_20_2">9. Licensing &amp; Pricing (Draft)</text:h>
      <text:p text:style-name="Paragraph">Free demo tier with daily usage cap
Monthly licensing for platforms (by user volume or API call volume)
Optional “ethical badge” validation for sites with active moderation</text:p>
      <text:h text:outline-level="2" text:style-name="Heading_20_2">10. Development Roadmap</text:h>
      <text:p text:style-name="Paragraph">Phase I: Demo-only (BeAxa.com)
Phase II: GroupBuild integration
Phase III: Plugin SDK for third parties
Phase IV: Licensing, billing, dashboarding</text:p>
      <text:h text:outline-level="2" text:style-name="Heading_20_2">11. How to Get Involved</text:h>
      <text:p text:style-name="Paragraph">GitHub repo (coming soon)
Discord for developers
Contribute to rule set design, NLP tagging, UX feedback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_20_1" style:family="paragraph" style:display-name="Heading 1">
      <style:text-properties fo:font-size="14pt" fo:font-weight="bold"/>
    </style:style>
    <style:style style:name="Heading_20_2" style:family="paragraph" style:display-name="Heading 2">
      <style:text-properties fo:font-size="12pt" fo:font-weight="bold"/>
    </style:style>
    <style:style style:name="Paragraph" style:family="paragraph" style:display-name="Paragraph">
      <style:paragraph-properties fo:margin-bottom="0.2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